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c0c0c0" draw:opacity="40%" draw:textarea-horizontal-align="justify" draw:textarea-vertical-align="middle" draw:auto-grow-height="false" fo:padding-top="0.175cm" fo:padding-bottom="0.175cm" fo:padding-left="0.3cm" fo:padding-right="0.3cm" draw:shadow-opacity="40%"/>
    </style:style>
    <style:style style:name="gr2" style:family="graphic" style:parent-style-name="standard">
      <style:graphic-properties svg:stroke-width="0.102cm" draw:marker-start-width="0.352cm" draw:marker-end-width="0.352cm" draw:fill-color="#ffff00" draw:opacity="40%" draw:textarea-vertical-align="middle" draw:auto-grow-height="false" fo:padding-top="0.175cm" fo:padding-bottom="0.175cm" fo:padding-left="0.3cm" fo:padding-right="0.3cm" fo:wrap-option="wrap" draw:shadow-opacity="40%"/>
    </style:style>
    <style:style style:name="gr3" style:family="graphic" style:parent-style-name="standard">
      <style:graphic-properties svg:stroke-width="0.102cm" draw:marker-start-width="0.352cm" draw:marker-end-width="0.352cm" draw:fill="solid" draw:fill-color="#00ff00" draw:opacity="40%" draw:textarea-horizontal-align="justify" draw:textarea-vertical-align="middle" draw:auto-grow-height="false" fo:padding-top="0.175cm" fo:padding-bottom="0.175cm" fo:padding-left="0.3cm" fo:padding-right="0.3cm" fo:wrap-option="wrap" draw:shadow-opacity="40%"/>
    </style:style>
    <style:style style:name="gr4" style:family="graphic" style:parent-style-name="standard">
      <style:graphic-properties svg:stroke-width="0.102cm" draw:marker-start-width="0.352cm" draw:marker-end-width="0.352cm" draw:fill="solid" draw:fill-color="#0066cc" draw:opacity="40%" draw:textarea-horizontal-align="justify" draw:textarea-vertical-align="middle" draw:auto-grow-height="false" fo:padding-top="0.254cm" fo:padding-bottom="0cm" fo:padding-left="0cm" fo:padding-right="0cm" fo:wrap-option="wrap" draw:shadow-opacity="40%"/>
    </style:style>
    <style:style style:name="gr5" style:family="graphic" style:parent-style-name="standard">
      <style:graphic-properties svg:stroke-width="0.102cm" draw:marker-start-width="0.352cm" draw:marker-end-width="0.352cm" draw:fill="solid" draw:fill-color="#ff0000" draw:opacity="40%" draw:textarea-horizontal-align="justify" draw:textarea-vertical-align="middle" draw:auto-grow-height="false" fo:padding-top="0cm" fo:padding-bottom="0cm" fo:padding-left="0cm" fo:padding-right="0cm" fo:wrap-option="wrap" draw:shadow-opacity="40%"/>
    </style:style>
    <style:style style:name="gr6" style:family="graphic" style:parent-style-name="standard">
      <style:graphic-properties svg:stroke-width="0.102cm" draw:marker-start-width="0.352cm" draw:marker-end-width="0.352cm" draw:fill="solid" draw:fill-color="#ffff00" draw:opacity="40%" draw:textarea-horizontal-align="justify" draw:textarea-vertical-align="middle" draw:auto-grow-height="false" fo:padding-top="0.175cm" fo:padding-bottom="0.175cm" fo:padding-left="0.3cm" fo:padding-right="0.3cm" fo:wrap-option="wrap" draw:shadow-opacity="40%"/>
    </style:style>
    <style:style style:name="gr7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8cm" fo:min-width="1.308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62cm" fo:min-width="1.7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9cm" fo:min-width="0.494cm"/>
    </style:style>
    <style:style style:name="gr12" style:family="graphic" style:parent-style-name="standard">
      <style:graphic-properties svg:stroke-width="0.102cm" draw:marker-start-width="0.352cm" draw:marker-end-width="0.352cm" draw:fill="solid" draw:fill-color="#00ff00" draw:opacity="40%" draw:textarea-horizontal-align="justify" draw:textarea-vertical-align="middle" draw:auto-grow-height="false" fo:padding-top="0cm" fo:padding-bottom="0cm" fo:padding-left="0cm" fo:padding-right="0cm" fo:wrap-option="wrap" draw:shadow-opacity="40%"/>
    </style:style>
    <style:style style:name="gr1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02cm" draw:marker-start-width="0.352cm" draw:marker-end-width="0.352cm" draw:fill="solid" draw:fill-color="#ff0000" draw:opacity="40%" draw:textarea-horizontal-align="justify" draw:textarea-vertical-align="middle" draw:auto-grow-height="false" fo:padding-top="0.175cm" fo:padding-bottom="0.175cm" fo:padding-left="0.3cm" fo:padding-right="0.3cm" fo:wrap-option="wrap" draw:shadow-opacity="4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2cm" fo:min-width="3.1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9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draw:fill="none" draw:fill-color="#ffffff" draw:textarea-horizontal-align="left" draw:auto-grow-width="tru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3.148cm"/>
    </style:style>
    <style:style style:name="gr20" style:family="graphic" style:parent-style-name="standard">
      <style:graphic-properties draw:stroke="dash" draw:stroke-dash="Dashed_20__28_var_29_" svg:stroke-width="0.102cm" svg:stroke-color="#00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Dashed_20__28_var_29_" svg:stroke-width="0.102cm" draw:marker-start-width="0.352cm" draw:marker-end-width="0.352cm" draw:fill="solid" draw:fill-color="#ffffff" draw:opacity="40%" draw:textarea-horizontal-align="justify" draw:textarea-vertical-align="middle" draw:auto-grow-height="false" fo:padding-top="0.175cm" fo:padding-bottom="0.175cm" fo:padding-left="0.3cm" fo:padding-right="0.3cm" draw:shadow-opacity="40%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2" draw:layer="layout" svg:width="16.892cm" svg:height="1.876cm" svg:x="2.548cm" svg:y="0.432cm">
          <text:p text:style-name="P1"><text:span text:style-name="T1">Data Manager</text:span><text:span text:style-name="T2">: Load</text:span> data and generate <text:span text:style-name="T3">Groups</text:span></text:p>
          <text:p text:style-name="P1"><text:span text:style-name="T1">Batch Task</text:span>: Perform grid search on exchanging <text:span text:style-name="T3">Grou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16.454cm" svg:height="1.817cm" svg:x="2.726cm" svg:y="2.855cm">
          <text:p text:style-name="P1"><text:span text:style-name="T1">Main</text:span>: Select <text:span text:style-name="T3">Group</text:span></text:p>
          <text:p text:style-name="P1"><text:span text:style-name="T1">Fit RD</text:span>: Select <text:span text:style-name="T4">Fit-G</text:span> (if available) otherwise fit individu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4" draw:layer="layout" svg:width="10.561cm" svg:height="2.095cm" svg:x="1.109cm" svg:y="8.706cm">
          <text:p text:style-name="P1"><text:span text:style-name="T5">Fit RD</text:span>: Set current fit as <text:span text:style-name="T4">best</text:span></text:p>
          <text:p text:style-name="P1"><text:span text:style-name="T6">Check </text:span><text:span text:style-name="T7">Chi2 Map</text:span><text:span text:style-name="T6"> and </text:span><text:span text:style-name="T7">Rate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8" draw:layer="layout" svg:width="7.104cm" svg:height="2.473cm" svg:x="6.469cm" svg:y="5.77cm">
          <text:p text:style-name="P1">Exchange?</text:p>
          <text:p text:style-name="P1"><text:span text:style-name="T3">R</text:span><text:span text:style-name="T8">ex</text:span>&gt;0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1" draw:id="id3" draw:layer="layout" svg:width="6.838cm" svg:height="3.135cm" svg:x="14.532cm" svg:y="5.413cm">
          <text:p text:style-name="P1"><text:span text:style-name="T1">Fit RD</text:span></text:p>
          <text:p text:style-name="P1">Set fit <text:span text:style-name="T9">NoEx</text:span><text:span text:style-name="T10"> as</text:span><text:span text:style-name="T6"> best</text:span></text:p>
          <text:p text:style-name="P1">Set best fit as <text:span text:style-name="T4">OK</text:span></text:p>
          <text:p text:style-name="P1"><text:span text:style-name="T6">Set </text:span><text:span text:style-name="T4">All</text:span><text:span text:style-name="T6"> parameters 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id="id1" draw:layer="layout" svg:width="5.288cm" svg:height="2.573cm" svg:x="16.103cm" svg:y="21.406cm">
          <text:p text:style-name="P1">Log <text:span text:style-name="T4">notes</text:span></text:p>
          <text:p text:style-name="P1"><text:span text:style-name="T6">Click </text:span><text:span text:style-name="T4">Save</text:span></text:p>
          <text:p text:style-name="P1"><text:span text:style-name="T6">Next </text:span><text:span text:style-name="T11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-0.236cm -1.32cm" svg:x1="18.747cm" svg:y1="23.979cm" svg:x2="2.726cm" svg:y2="3.763cm" draw:start-shape="id1" draw:start-glue-point="2" draw:end-shape="id2" draw:end-glue-point="3" svg:d="m18747 23979v314h-17892v-20530h1871">
          <text:p/>
        </draw:connector>
        <draw:connector draw:style-name="gr7" draw:text-style-name="P1" draw:layer="layout" draw:line-skew="-1.264cm" svg:x1="17.951cm" svg:y1="8.548cm" svg:x2="18.747cm" svg:y2="21.406cm" draw:start-shape="id3" draw:end-shape="id1" svg:d="m17951 8548v5164h796v7694">
          <text:p/>
        </draw:connector>
        <draw:connector draw:style-name="gr7" draw:text-style-name="P1" draw:layer="layout" draw:line-skew="-0.259cm" svg:x1="6.389cm" svg:y1="10.801cm" svg:x2="5.191cm" svg:y2="12.561cm" draw:start-shape="id4" draw:end-shape="id5" draw:end-glue-point="4" svg:d="m6389 10801v621h-1198v1139">
          <text:p/>
        </draw:connector>
        <draw:frame draw:style-name="gr8" draw:text-style-name="P2" draw:layer="layout" svg:width="2.507cm" svg:height="1.233cm" svg:x="12.186cm" svg:y="5.534cm">
          <draw:text-box>
            <text:p text:style-name="P2"><text:span text:style-name="T4">(3) No</text:span></text:p>
          </draw:text-box>
        </draw:frame>
        <draw:frame draw:style-name="gr9" draw:text-style-name="P2" draw:layer="layout" svg:width="2.534cm" svg:height="0.962cm" svg:x="3.584cm" svg:y="7.256cm">
          <draw:text-box>
            <text:p text:style-name="P2">(3) Yes</text:p>
          </draw:text-box>
        </draw:frame>
        <draw:frame draw:style-name="gr10" draw:text-style-name="P2" draw:layer="layout" svg:width="2.534cm" svg:height="0.962cm" svg:x="8.554cm" svg:y="13.043cm">
          <draw:text-box>
            <text:p text:style-name="P2"><text:span text:style-name="T4">(4) Yes</text:span></text:p>
          </draw:text-box>
        </draw:frame>
        <draw:frame draw:style-name="gr11" draw:text-style-name="P2" draw:layer="layout" svg:width="2.967cm" svg:height="0.962cm" svg:x="5.621cm" svg:y="15.685cm">
          <draw:text-box>
            <text:p text:style-name="P2"><text:span text:style-name="T4">(5) No</text:span></text:p>
          </draw:text-box>
        </draw:frame>
        <draw:custom-shape draw:style-name="gr3" draw:text-style-name="P1" draw:id="id6" draw:layer="layout" svg:width="5.845cm" svg:height="2.394cm" svg:x="11.38cm" svg:y="13.019cm">
          <text:p text:style-name="P1"><text:span text:style-name="T1">Fit RD</text:span></text:p>
          <text:p text:style-name="P1">Re-fit with new <text:span text:style-name="T4">initial cond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8.64cm" svg:y1="14.211cm" svg:x2="11.38cm" svg:y2="14.216cm" draw:start-shape="id5" draw:end-shape="id6" svg:d="m8640 14211h1370v5h1370">
          <text:p/>
        </draw:connector>
        <draw:connector draw:style-name="gr7" draw:text-style-name="P1" draw:layer="layout" svg:x1="14.302cm" svg:y1="13.019cm" svg:x2="11.67cm" svg:y2="9.753cm" draw:start-shape="id6" draw:start-glue-point="0" draw:end-shape="id4" draw:end-glue-point="1" svg:d="m14302 13019v-3266h-2632">
          <text:p/>
        </draw:connector>
        <draw:custom-shape draw:style-name="gr12" draw:text-style-name="P1" draw:id="id5" draw:layer="layout" svg:width="6.898cm" svg:height="3.3cm" svg:x="1.742cm" svg:y="12.561cm">
          <text:p text:style-name="P1">Can fit be optimized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1" draw:id="id7" draw:layer="layout" svg:width="6.898cm" svg:height="3.3cm" svg:x="1.742cm" svg:y="16.713cm">
          <text:p text:style-name="P1">Are <text:span text:style-name="T3">any</text:span> parameters OK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svg:x1="5.191cm" svg:y1="15.861cm" svg:x2="5.191cm" svg:y2="16.713cm" draw:start-shape="id5" draw:start-glue-point="6" draw:end-shape="id7" draw:end-glue-point="4" svg:d="m5191 15861v852">
          <text:p/>
        </draw:connector>
        <draw:connector draw:style-name="gr7" draw:text-style-name="P1" draw:layer="layout" svg:x1="6.469cm" svg:y1="7.006cm" svg:x2="6.389cm" svg:y2="8.706cm" draw:start-shape="id8" draw:start-glue-point="5" draw:end-shape="id4" draw:end-glue-point="0" svg:d="m6469 7006h-80v1700">
          <text:p/>
        </draw:connector>
        <draw:custom-shape draw:style-name="gr14" draw:text-style-name="P3" draw:id="id9" draw:layer="layout" svg:width="8.488cm" svg:height="2.413cm" svg:x="9.777cm" svg:y="17.173cm">
          <text:p text:style-name="P1"><text:span text:style-name="T1">Fit RD</text:span></text:p>
          <text:p text:style-name="P1">Set best fit as <text:span text:style-name="T4">OK</text:span></text:p>
          <text:p text:style-name="P1"><text:span text:style-name="T6">Mark OK parameters as </text:span><text:span text:style-name="T4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8.64cm" svg:y1="18.363cm" svg:x2="9.777cm" svg:y2="18.379cm" draw:start-shape="id7" draw:start-glue-point="7" draw:end-shape="id9" draw:end-glue-point="3" svg:d="m8640 18363h569v16h568">
          <text:p/>
        </draw:connector>
        <draw:frame draw:style-name="gr15" draw:text-style-name="P3" draw:layer="layout" svg:width="1.913cm" svg:height="1.673cm" svg:x="8.193cm" svg:y="16.402cm">
          <draw:text-box>
            <text:p text:style-name="P3"><text:span text:style-name="T4">(6) Yes</text:span></text:p>
          </draw:text-box>
        </draw:frame>
        <draw:frame draw:style-name="gr16" draw:text-style-name="P3" draw:layer="layout" svg:width="6.134cm" svg:height="1.673cm" svg:x="6.036cm" svg:y="19.669cm">
          <draw:text-box>
            <text:p text:style-name="P3"><text:span text:style-name="T9">(6) </text:span><text:span text:style-name="T12">No</text:span><text:span text:style-name="T4"> parameters are OK</text:span></text:p>
          </draw:text-box>
        </draw:frame>
        <draw:custom-shape draw:style-name="gr14" draw:text-style-name="P3" draw:id="id10" draw:layer="layout" svg:width="10.238cm" svg:height="2.454cm" svg:x="1.182cm" svg:y="21.455cm">
          <text:p text:style-name="P1"><text:span text:style-name="T1">Fit RD</text:span></text:p>
          <text:p text:style-name="P1">Mark best fit as <text:span text:style-name="T4">NOT</text:span> <text:span text:style-name="T4">OK</text:span></text:p>
          <text:p text:style-name="P1"><text:span text:style-name="T6">(Set </text:span><text:span text:style-name="T4">None </text:span><text:span text:style-name="T6">of parameters as O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-0.261cm" svg:x1="5.191cm" svg:y1="20.013cm" svg:x2="6.301cm" svg:y2="21.455cm" draw:start-shape="id7" draw:start-glue-point="6" draw:end-shape="id10" draw:end-glue-point="0" svg:d="m5191 20013v461h1110v981">
          <text:p/>
        </draw:connector>
        <draw:connector draw:style-name="gr7" draw:text-style-name="P1" draw:layer="layout" draw:line-skew="-0.306cm" svg:x1="14.021cm" svg:y1="19.586cm" svg:x2="18.747cm" svg:y2="21.406cm" draw:start-shape="id9" draw:start-glue-point="2" draw:end-shape="id1" svg:d="m14021 19586v603h4726v1217">
          <text:p/>
        </draw:connector>
        <draw:connector draw:style-name="gr7" draw:text-style-name="P1" draw:layer="layout" svg:x1="11.42cm" svg:y1="22.682cm" svg:x2="16.103cm" svg:y2="22.692cm" draw:start-shape="id10" draw:end-shape="id1" svg:d="m11420 22682h2342v10h2341">
          <text:p/>
        </draw:connector>
        <draw:custom-shape draw:style-name="gr1" draw:text-style-name="P1" draw:layer="layout" svg:width="15.468cm" svg:height="1.695cm" svg:x="3.134cm" svg:y="24.6cm">
          <text:p text:style-name="P1"><text:span text:style-name="T1">Batch Task</text:span>: Calculate errors on best fits</text:p>
          <text:p text:style-name="P1"><text:span text:style-name="T1">Display Groups</text:span>: Examine motions of entire molec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line-skew="-0.336cm" svg:x1="10.953cm" svg:y1="4.672cm" svg:x2="10.021cm" svg:y2="5.77cm" draw:start-shape="id2" draw:start-glue-point="2" draw:end-shape="id8" draw:end-glue-point="4" svg:d="m10953 4672v212h-932v886">
          <text:p/>
        </draw:connector>
        <draw:connector draw:style-name="gr7" draw:text-style-name="P1" draw:layer="layout" svg:x1="13.573cm" svg:y1="7.006cm" svg:x2="14.532cm" svg:y2="6.98cm" draw:start-shape="id8" draw:start-glue-point="7" draw:end-shape="id3" draw:end-glue-point="3" svg:d="m13573 7006h480v-26h479">
          <text:p/>
        </draw:connector>
        <draw:frame draw:style-name="gr17" draw:text-style-name="P2" draw:layer="layout" svg:width="1.277cm" svg:height="0.962cm" svg:x="0.727cm" svg:y="0.185cm">
          <draw:text-box>
            <text:p text:style-name="P2"><text:span text:style-name="T4">(1)</text:span></text:p>
          </draw:text-box>
        </draw:frame>
        <draw:frame draw:style-name="gr18" draw:text-style-name="P2" draw:layer="layout" svg:width="1.277cm" svg:height="0.962cm" svg:x="0.742cm" svg:y="2.604cm">
          <draw:text-box>
            <text:p text:style-name="P2">(2)</text:p>
          </draw:text-box>
        </draw:frame>
        <draw:frame draw:style-name="gr15" draw:text-style-name="P2" draw:layer="layout" svg:width="1.35cm" svg:height="0.962cm" svg:x="14.817cm" svg:y="21.414cm">
          <draw:text-box>
            <text:p text:style-name="P2"><text:span text:style-name="T4">(7)</text:span></text:p>
          </draw:text-box>
        </draw:frame>
        <draw:frame draw:style-name="gr19" draw:text-style-name="P2" draw:layer="layout" svg:width="1.35cm" svg:height="0.962cm" svg:x="0.401cm" svg:y="25.913cm">
          <draw:text-box>
            <text:p text:style-name="P2"><text:span text:style-name="T4">(9)</text:span></text:p>
          </draw:text-box>
        </draw:frame>
        <draw:connector draw:style-name="gr20" draw:text-style-name="P1" draw:layer="layout" draw:line-skew="-0.979cm" svg:x1="1.937cm" svg:y1="27.058cm" svg:x2="2.548cm" svg:y2="1.37cm" draw:start-shape="id11" draw:start-glue-point="3" draw:end-shape="id12" draw:end-glue-point="3" svg:d="m1937 27058h-1530v-25688h2141">
          <text:p/>
        </draw:connector>
        <draw:custom-shape draw:style-name="gr21" draw:text-style-name="P1" draw:id="id11" draw:layer="layout" svg:width="17.568cm" svg:height="1.034cm" svg:x="1.937cm" svg:y="26.541cm">
          <text:p text:style-name="P1"><text:span text:style-name="T1">Data Manager</text:span>: Generate new <text:span text:style-name="T3">Groups</text:span><text:span text:style-name="T13"> for concerted mo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" draw:layer="layout" svg:width="1.35cm" svg:height="0.962cm" svg:x="1.705cm" svg:y="24.856cm">
          <draw:text-box>
            <text:p text:style-name="P2"><text:span text:style-name="T4">(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an Kleckner</meta:initial-creator>
    <meta:creation-date>2010-08-23T17:30:14</meta:creation-date>
    <dc:date>2011-06-27T14:16:13</dc:date>
    <dc:creator>Ian Kleckner</dc:creator>
    <meta:editing-duration>PT02H53M11S</meta:editing-duration>
    <meta:editing-cycles>235</meta:editing-cycles>
    <meta:generator>OpenOffice.org/3.2$Linux OpenOffice.org_project/320m12$Build-9483</meta:generator>
    <meta:document-statistic meta:object-count="38"/>
  </office:meta>
</office:document-meta>
</file>